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2.659cm" table:align="left"/>
    </style:style>
    <style:style style:name="Tabelle1.A" style:family="table-column">
      <style:table-column-properties style:column-width="3.235cm"/>
    </style:style>
    <style:style style:name="Tabelle1.B" style:family="table-column">
      <style:table-column-properties style:column-width="9.424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4.531cm"/>
    </style:style>
    <style:style style:name="Tabelle2.B" style:family="table-column">
      <style:table-column-properties style:column-width="6.156cm"/>
    </style:style>
    <style:style style:name="Tabelle2.C" style:family="table-column">
      <style:table-column-properties style:column-width="6.313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2.107cm" table:align="left"/>
    </style:style>
    <style:style style:name="Tabelle3.A" style:family="table-column">
      <style:table-column-properties style:column-width="4.503cm"/>
    </style:style>
    <style:style style:name="Tabelle3.B" style:family="table-column">
      <style:table-column-properties style:column-width="7.604cm"/>
    </style:style>
    <style:style style:name="Tabelle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Preformatted_20_Text">
      <style:paragraph-properties fo:margin-top="0cm" fo:margin-bottom="0.499cm" style:contextual-spacing="false"/>
    </style:style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T1" style:family="text">
      <style:text-properties officeooo:rsid="001338c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fait, Mael ! Ton idée d’application est claire et bien pensée — tu veux une <text:span text:style-name="Strong_20_Emphasis">app mobile pour clients + un dashboard admin</text:span>, le tout piloté par un <text:span text:style-name="Strong_20_Emphasis">backend Spring Boot</text:span>. Voici un plan précis pour <text:span text:style-name="Strong_20_Emphasis">structurer ton projet fullstack</text:span> :</text:p>
      <text:p text:style-name="Horizontal_20_Line"/>
      <text:h text:style-name="Heading_20_2" text:outline-level="2">🧠 <text:span text:style-name="Strong_20_Emphasis">Résumé des fonctionnalités</text:span></text:h>
      <text:h text:style-name="Heading_20_3" text:outline-level="3">👤 <text:span text:style-name="Strong_20_Emphasis">Côté Client (app React Native)</text:span></text:h>
      <text:list text:style-name="L1">
        <text:list-item>
          <text:p text:style-name="P1">✅ Authentification (login/signup)</text:p>
        </text:list-item>
        <text:list-item>
          <text:p text:style-name="P1">🛒 Voir les <text:span text:style-name="Strong_20_Emphasis">produits en Angebot (promo)</text:span></text:p>
        </text:list-item>
        <text:list-item>
          <text:p text:style-name="P1">📦 Historique de ses <text:span text:style-name="Strong_20_Emphasis">achats mensuels</text:span></text:p>
        </text:list-item>
        <text:list-item>
          <text:p text:style-name="P1">🎯 Voir son <text:span text:style-name="Strong_20_Emphasis">quota atteint ou non pour réduction</text:span></text:p>
        </text:list-item>
        <text:list-item>
          <text:p text:style-name="P1">💬 Envoyer un <text:span text:style-name="Strong_20_Emphasis">message au support/admin</text:span></text:p>
        </text:list-item>
      </text:list>
      <text:h text:style-name="Heading_20_3" text:outline-level="3">🧑‍💼 <text:span text:style-name="Strong_20_Emphasis">Côté Admin (dashboard web ou app spéciale)</text:span></text:h>
      <text:list text:style-name="L2">
        <text:list-item>
          <text:p text:style-name="P2">👥 Voir la <text:span text:style-name="Strong_20_Emphasis">liste des utilisateurs</text:span></text:p>
        </text:list-item>
        <text:list-item>
          <text:p text:style-name="P2">🧾 Voir <text:span text:style-name="Strong_20_Emphasis">qui est éligible à une réduction</text:span></text:p>
        </text:list-item>
        <text:list-item>
          <text:p text:style-name="P2">📬 Voir les <text:span text:style-name="Strong_20_Emphasis">messages reçus</text:span></text:p>
        </text:list-item>
        <text:list-item>
          <text:p text:style-name="P2">🛍️ Ajouter/modifier les <text:span text:style-name="Strong_20_Emphasis">produits en Angebot</text:span></text:p>
        </text:list-item>
        <text:list-item>
          <text:p text:style-name="P2">📊 Statistiques : nombre d’achats, utilisateurs, promos actives</text:p>
        </text:list-item>
      </text:list>
      <text:p text:style-name="Horizontal_20_Line"/>
      <text:h text:style-name="Heading_20_2" text:outline-level="2">⚙️ <text:span text:style-name="Strong_20_Emphasis">Architecture technique</text:span>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Couche</text:p>
            </table:table-cell>
            <table:table-cell table:style-name="Tabelle1.A1" office:value-type="string">
              <text:p text:style-name="Table_20_Heading">Stack</text:p>
            </table:table-cell>
          </table:table-row>
        </table:table-header-rows>
        <table:table-row>
          <table:table-cell table:style-name="Tabelle1.A1" office:value-type="string">
            <text:p text:style-name="Table_20_Contents">Frontend client</text:p>
          </table:table-cell>
          <table:table-cell table:style-name="Tabelle1.A1" office:value-type="string">
            <text:p text:style-name="Table_20_Contents">React Native (Expo)</text:p>
          </table:table-cell>
        </table:table-row>
        <table:table-row>
          <table:table-cell table:style-name="Tabelle1.A1" office:value-type="string">
            <text:p text:style-name="Table_20_Contents">Backend API</text:p>
          </table:table-cell>
          <table:table-cell table:style-name="Tabelle1.A1" office:value-type="string">
            <text:p text:style-name="Table_20_Contents">Spring Boot (Java)</text:p>
          </table:table-cell>
        </table:table-row>
        <table:table-row>
          <table:table-cell table:style-name="Tabelle1.A1" office:value-type="string">
            <text:p text:style-name="Table_20_Contents">Base de données</text:p>
          </table:table-cell>
          <table:table-cell table:style-name="Tabelle1.A1" office:value-type="string">
            <text:p text:style-name="Table_20_Contents">PostgreSQL (ou H2 local pour tests)</text:p>
          </table:table-cell>
        </table:table-row>
        <table:table-row>
          <table:table-cell table:style-name="Tabelle1.A1" office:value-type="string">
            <text:p text:style-name="Table_20_Contents">Admin dashboard</text:p>
          </table:table-cell>
          <table:table-cell table:style-name="Tabelle1.A1" office:value-type="string">
            <text:p text:style-name="Table_20_Contents">React (Web) ou partie admin intégrée en React Native</text:p>
          </table:table-cell>
        </table:table-row>
        <table:table-row>
          <table:table-cell table:style-name="Tabelle1.A1" office:value-type="string">
            <text:p text:style-name="Table_20_Contents">Authentification</text:p>
          </table:table-cell>
          <table:table-cell table:style-name="Tabelle1.A1" office:value-type="string">
            <text:p text:style-name="Table_20_Contents">JWT ou Spring Security + token mobile</text:p>
          </table:table-cell>
        </table:table-row>
      </table:table>
      <text:p text:style-name="Horizontal_20_Line"/>
      <text:h text:style-name="Heading_20_2" text:outline-level="2">🗃️ <text:span text:style-name="Strong_20_Emphasis">Modèle de données (exemple simplifié)</text:span></text:h>
      <text:h text:style-name="Heading_20_3" text:outline-level="3"><text:span text:style-name="Source_20_Text">User</text:span> (Client ou Admin)</text:h>
      <text:list text:style-name="L3">
        <text:list-item>
          <text:p text:style-name="P3">id, name, email, password, role (ADMIN / CLIENT)</text:p>
        </text:list-item>
      </text:list>
      <text:h text:style-name="Heading_20_3" text:outline-level="3"><text:span text:style-name="Source_20_Text">Product</text:span></text:h>
      <text:list text:style-name="L4">
        <text:list-item>
          <text:p text:style-name="P4">id, name, price, isAngebot (boolean), angebotPrice</text:p>
        </text:list-item>
      </text:list>
      <text:h text:style-name="Heading_20_3" text:outline-level="3"><text:soft-page-break/><text:span text:style-name="Source_20_Text">Purchase</text:span></text:h>
      <text:list text:style-name="L5">
        <text:list-item>
          <text:p text:style-name="P5">id, user_id, product_id, quantity, date</text:p>
        </text:list-item>
      </text:list>
      <text:h text:style-name="Heading_20_3" text:outline-level="3"><text:span text:style-name="Source_20_Text">Message</text:span></text:h>
      <text:list text:style-name="L6">
        <text:list-item>
          <text:p text:style-name="P6">id, user_id, content, created_at, isRead</text:p>
        </text:list-item>
      </text:list>
      <text:p text:style-name="Horizontal_20_Line"/>
      <text:h text:style-name="Heading_20_2" text:outline-level="2">🧱 Plan de travail</text:h>
      <text:h text:style-name="Heading_20_3" text:outline-level="3">🔐 1. Authentification avec Spring Boot</text:h>
      <text:list text:style-name="L7">
        <text:list-item>
          <text:p text:style-name="P7">Signup / Login</text:p>
        </text:list-item>
        <text:list-item>
          <text:p text:style-name="P7">JWT Token pour mobile</text:p>
        </text:list-item>
        <text:list-item>
          <text:p text:style-name="P7">Middleware pour sécuriser les routes (admin/client)</text:p>
        </text:list-item>
      </text:list>
      <text:h text:style-name="Heading_20_3" text:outline-level="3">🔄 2. API REST Spring Boot</text:h>
      <text:list text:style-name="L8">
        <text:list-item>
          <text:p text:style-name="P8"><text:span text:style-name="Source_20_Text">/api/products</text:span> : liste des produits + promos</text:p>
        </text:list-item>
        <text:list-item>
          <text:p text:style-name="P8"><text:span text:style-name="Source_20_Text">/api/purchases</text:span> : créer une commande, voir ses achats</text:p>
        </text:list-item>
        <text:list-item>
          <text:p text:style-name="P8"><text:span text:style-name="Source_20_Text">/api/quotas</text:span> : voir le quota atteint</text:p>
        </text:list-item>
        <text:list-item>
          <text:p text:style-name="P8"><text:span text:style-name="Source_20_Text">/api/messages</text:span> : envoyer un message</text:p>
        </text:list-item>
        <text:list-item>
          <text:p text:style-name="P8"><text:span text:style-name="Source_20_Text">/api/admin/</text:span>... : endpoints pour l’admin</text:p>
        </text:list-item>
      </text:list>
      <text:h text:style-name="Heading_20_3" text:outline-level="3">🧑‍🎨 3. Frontend Client (React Native)</text:h>
      <text:list text:style-name="L9">
        <text:list-item>
          <text:p text:style-name="P9">Page d’inscription/login</text:p>
        </text:list-item>
        <text:list-item>
          <text:p text:style-name="P9">Liste produits en promo</text:p>
        </text:list-item>
        <text:list-item>
          <text:p text:style-name="P9">Page "Mes achats"</text:p>
        </text:list-item>
        <text:list-item>
          <text:p text:style-name="P9">Page "Réduction atteinte ?"</text:p>
        </text:list-item>
        <text:list-item>
          <text:p text:style-name="P9">Formulaire de contact</text:p>
        </text:list-item>
      </text:list>
      <text:h text:style-name="Heading_20_3" text:outline-level="3">📊 4. Admin Dashboard (React ou intégré)</text:h>
      <text:list text:style-name="L10">
        <text:list-item>
          <text:p text:style-name="P10">Connexion admin</text:p>
        </text:list-item>
        <text:list-item>
          <text:p text:style-name="P10">CRUD produits &amp; promos</text:p>
        </text:list-item>
        <text:list-item>
          <text:p text:style-name="P10">Voir messages</text:p>
        </text:list-item>
        <text:list-item>
          <text:p text:style-name="P10">Voir clients éligibles aux réductions</text:p>
        </text:list-item>
        <text:list-item>
          <text:p text:style-name="P10">Graphiques et chiffres clefs (nb clients, achats, etc.)</text:p>
        </text:list-item>
      </text:list>
      <text:p text:style-name="Horizontal_20_Line"/>
      <text:h text:style-name="Heading_20_2" text:outline-level="2"><text:soft-page-break/>🚀 Tu veux commencer par quoi ?</text:h>
      <text:p text:style-name="Text_20_body">Voici 3 premières étapes au choix :</text:p>
      <text:list text:style-name="L11">
        <text:list-item>
          <text:p text:style-name="P11">🔐 Créer l’authentification Spring Boot (users, JWT)</text:p>
        </text:list-item>
        <text:list-item>
          <text:p text:style-name="P11">🛍️ Créer l’API <text:span text:style-name="Source_20_Text">GET /products</text:span> et l’afficher dans React Native</text:p>
        </text:list-item>
        <text:list-item>
          <text:p text:style-name="P11">📱 Créer la structure de base de ton app mobile (login, accueil)</text:p>
        </text:list-item>
      </text:list>
      <text:p text:style-name="Text_20_body">Dis-moi par laquelle tu veux commencer et je t’accompagne pas à pas (avec code, diagramme ou projet de départ si tu veux).</text:p>
      <text:p text:style-name="Standard"/>
      <text:p text:style-name="Text_20_body">Parfait Mael ! Tu veux structurer ton backend Spring Boot avec une <text:span text:style-name="Strong_20_Emphasis">architecture microservices</text:span> — c’est un excellent choix pour une application évolutive, surtout si tu prévois un dashboard admin + gestion des clients + logique métier.</text:p>
      <text:p text:style-name="Horizontal_20_Line"/>
      <text:h text:style-name="Heading_20_2" text:outline-level="2">🧩 Vue d’ensemble : ton app en architecture <text:span text:style-name="Strong_20_Emphasis">microservices</text:span></text:h>
      <text:p text:style-name="Text_20_body">On va décomposer ton backend en <text:span text:style-name="Strong_20_Emphasis">services indépendants</text:span>, chacun avec sa propre logique, sa base de données (optionnelle), et des API REST pour communiquer.</text:p>
      <text:p text:style-name="Horizontal_20_Line"/>
      <text:h text:style-name="Heading_20_2" text:outline-level="2">✅ Microservices proposés pour ton projet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Microservice</text:p>
            </table:table-cell>
            <table:table-cell table:style-name="Tabelle2.A1" office:value-type="string">
              <text:p text:style-name="Table_20_Heading">Responsabilité principale</text:p>
            </table:table-cell>
            <table:table-cell table:style-name="Tabelle2.A1" office:value-type="string">
              <text:p text:style-name="Table_20_Heading">Exemple d’API REST</text:p>
            </table:table-cell>
          </table:table-row>
        </table:table-header-rows>
        <table:table-row>
          <table:table-cell table:style-name="Tabelle2.A1" office:value-type="string">
            <text:p text:style-name="Table_20_Contents"><text:span text:style-name="Source_20_Text">user-service</text:span></text:p>
          </table:table-cell>
          <table:table-cell table:style-name="Tabelle2.A1" office:value-type="string">
            <text:p text:style-name="Table_20_Contents">Authentification, inscription, rôles (admin/client)</text:p>
          </table:table-cell>
          <table:table-cell table:style-name="Tabelle2.A1" office:value-type="string">
            <text:p text:style-name="Table_20_Contents"><text:span text:style-name="Source_20_Text">/api/users</text:span>, <text:span text:style-name="Source_20_Text">/api/auth/login</text:span>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product-service</text:span></text:p>
          </table:table-cell>
          <table:table-cell table:style-name="Tabelle2.A1" office:value-type="string">
            <text:p text:style-name="Table_20_Contents">Produits, promotions (Angebot), réduction</text:p>
          </table:table-cell>
          <table:table-cell table:style-name="Tabelle2.A1" office:value-type="string">
            <text:p text:style-name="Table_20_Contents"><text:span text:style-name="Source_20_Text">/api/products</text:span>, <text:span text:style-name="Source_20_Text">/api/products/angebot</text:span>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purchase-service</text:span></text:p>
          </table:table-cell>
          <table:table-cell table:style-name="Tabelle2.A1" office:value-type="string">
            <text:p text:style-name="Table_20_Contents">Historique d’achats, calcul des quotas</text:p>
          </table:table-cell>
          <table:table-cell table:style-name="Tabelle2.A1" office:value-type="string">
            <text:p text:style-name="Table_20_Contents"><text:span text:style-name="Source_20_Text">/api/purchases</text:span>, <text:span text:style-name="Source_20_Text">/api/quotas</text:span>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message-service</text:span></text:p>
          </table:table-cell>
          <table:table-cell table:style-name="Tabelle2.A1" office:value-type="string">
            <text:p text:style-name="Table_20_Contents">Messages des utilisateurs vers admin</text:p>
          </table:table-cell>
          <table:table-cell table:style-name="Tabelle2.A1" office:value-type="string">
            <text:p text:style-name="Table_20_Contents"><text:span text:style-name="Source_20_Text">/api/messages</text:span>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gateway-service</text:span></text:p>
          </table:table-cell>
          <table:table-cell table:style-name="Tabelle2.A1" office:value-type="string">
            <text:p text:style-name="Table_20_Contents">API Gateway (centralise toutes les requêtes)</text:p>
          </table:table-cell>
          <table:table-cell table:style-name="Tabelle2.A1" office:value-type="string">
            <text:p text:style-name="Table_20_Contents"><text:span text:style-name="Source_20_Text">/api/...</text:span> redirigé vers les services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discovery-service</text:span></text:p>
          </table:table-cell>
          <table:table-cell table:style-name="Tabelle2.A1" office:value-type="string">
            <text:p text:style-name="Table_20_Contents">Service Registry (Eureka, par ex.)</text:p>
          </table:table-cell>
          <table:table-cell table:style-name="Tabelle2.A1" office:value-type="string">
            <text:p text:style-name="Table_20_Contents"><text:span text:style-name="Source_20_Text">/eureka</text:span></text:p>
          </table:table-cell>
        </table:table-row>
      </table:table>
      <text:p text:style-name="Quotations">Chaque microservice est une <text:span text:style-name="Strong_20_Emphasis">application Spring Boot indépendante</text:span>, souvent avec sa propre base PostgreSQL.</text:p>
      <text:p text:style-name="Horizontal_20_Line"/>
      <text:h text:style-name="Heading_20_2" text:outline-level="2">📐 Architecture générale</text:h>
      <text:p text:style-name="Preformatted_20_Text"><text:span text:style-name="Source_20_Text">[React Native App] ─┬─&gt; [API Gateway] ─────────────┐</text:span></text:p>
      <text:p text:style-name="Preformatted_20_Text"><text:span text:style-name="Source_20_Text"><text:s text:c="20"/>│ <text:s text:c="29"/>├──&gt; user-service (login, roles)</text:span></text:p>
      <text:p text:style-name="Preformatted_20_Text"><text:span text:style-name="Source_20_Text"><text:s text:c="20"/>│ <text:s text:c="29"/>├──&gt; product-service (produits, promotions)</text:span></text:p>
      <text:p text:style-name="Preformatted_20_Text"><text:soft-page-break/><text:span text:style-name="Source_20_Text"><text:s text:c="20"/>│ <text:s text:c="29"/>├──&gt; purchase-service (achats, quotas)</text:span></text:p>
      <text:p text:style-name="Preformatted_20_Text"><text:span text:style-name="Source_20_Text"><text:s text:c="20"/>│ <text:s text:c="29"/>├──&gt; message-service (messages)</text:span></text:p>
      <text:p text:style-name="P12"><text:span text:style-name="Source_20_Text"><text:s text:c="20"/>│ <text:s text:c="29"/>└──&gt; admin-dashboard (client web)</text:span></text:p>
      <text:list text:style-name="L12">
        <text:list-item>
          <text:p text:style-name="P13">Le <text:span text:style-name="Strong_20_Emphasis">client (React Native)</text:span> parle uniquement avec le <text:span text:style-name="Strong_20_Emphasis">API Gateway</text:span></text:p>
        </text:list-item>
        <text:list-item>
          <text:p text:style-name="P13">Le <text:span text:style-name="Strong_20_Emphasis">API Gateway</text:span> redirige vers les microservices concernés</text:p>
        </text:list-item>
        <text:list-item>
          <text:p text:style-name="P13">Chaque service peut évoluer indépendamment (scalable, testable)</text:p>
        </text:list-item>
      </text:list>
      <text:p text:style-name="Horizontal_20_Line"/>
      <text:h text:style-name="Heading_20_2" text:outline-level="2">🚧 Technologies à utiliser</text:h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Table_20_Heading">Besoin</text:p>
            </table:table-cell>
            <table:table-cell table:style-name="Tabelle3.A1" office:value-type="string">
              <text:p text:style-name="Table_20_Heading">Stack recommandé</text:p>
            </table:table-cell>
          </table:table-row>
        </table:table-header-rows>
        <table:table-row>
          <table:table-cell table:style-name="Tabelle3.A1" office:value-type="string">
            <text:p text:style-name="Table_20_Contents">Microservices</text:p>
          </table:table-cell>
          <table:table-cell table:style-name="Tabelle3.A1" office:value-type="string">
            <text:p text:style-name="Table_20_Contents">Spring Boot (REST controllers)</text:p>
          </table:table-cell>
        </table:table-row>
        <table:table-row>
          <table:table-cell table:style-name="Tabelle3.A1" office:value-type="string">
            <text:p text:style-name="Table_20_Contents">Communication</text:p>
          </table:table-cell>
          <table:table-cell table:style-name="Tabelle3.A1" office:value-type="string">
            <text:p text:style-name="Table_20_Contents">REST (ou Kafka/RabbitMQ si asynchrone)</text:p>
          </table:table-cell>
        </table:table-row>
        <table:table-row>
          <table:table-cell table:style-name="Tabelle3.A1" office:value-type="string">
            <text:p text:style-name="Table_20_Contents">API Gateway</text:p>
          </table:table-cell>
          <table:table-cell table:style-name="Tabelle3.A1" office:value-type="string">
            <text:p text:style-name="Table_20_Contents">Spring Cloud Gateway ou Zuul</text:p>
          </table:table-cell>
        </table:table-row>
        <table:table-row>
          <table:table-cell table:style-name="Tabelle3.A1" office:value-type="string">
            <text:p text:style-name="Table_20_Contents">Service Discovery</text:p>
          </table:table-cell>
          <table:table-cell table:style-name="Tabelle3.A1" office:value-type="string">
            <text:p text:style-name="Table_20_Contents">Eureka Server</text:p>
          </table:table-cell>
        </table:table-row>
        <table:table-row>
          <table:table-cell table:style-name="Tabelle3.A1" office:value-type="string">
            <text:p text:style-name="Table_20_Contents">Authentification</text:p>
          </table:table-cell>
          <table:table-cell table:style-name="Tabelle3.A1" office:value-type="string">
            <text:p text:style-name="Table_20_Contents">JWT avec Spring Security</text:p>
          </table:table-cell>
        </table:table-row>
        <table:table-row>
          <table:table-cell table:style-name="Tabelle3.A1" office:value-type="string">
            <text:p text:style-name="Table_20_Contents">Stockage</text:p>
          </table:table-cell>
          <table:table-cell table:style-name="Tabelle3.A1" office:value-type="string">
            <text:p text:style-name="Table_20_Contents">PostgreSQL, MongoDB, etc.</text:p>
          </table:table-cell>
        </table:table-row>
        <table:table-row>
          <table:table-cell table:style-name="Tabelle3.A1" office:value-type="string">
            <text:p text:style-name="Table_20_Contents">Configuration centralisée</text:p>
          </table:table-cell>
          <table:table-cell table:style-name="Tabelle3.A1" office:value-type="string">
            <text:p text:style-name="Table_20_Contents">Spring Cloud Config (facultatif)</text:p>
          </table:table-cell>
        </table:table-row>
      </table:table>
      <text:p text:style-name="Horizontal_20_Line"/>
      <text:h text:style-name="Heading_20_2" text:outline-level="2">📦 Exemple de structure de projet</text:h>
      <text:p text:style-name="Preformatted_20_Text"><text:span text:style-name="Source_20_Text">angebot-app/</text:span></text:p>
      <text:p text:style-name="Preformatted_20_Text"><text:span text:style-name="Source_20_Text">├── backend/</text:span></text:p>
      <text:p text:style-name="Preformatted_20_Text"><text:span text:style-name="Source_20_Text">│ <text:s text:c="2"/>├── gateway-service/</text:span></text:p>
      <text:p text:style-name="Preformatted_20_Text"><text:span text:style-name="Source_20_Text">│ <text:s text:c="2"/>├── discovery-service/</text:span></text:p>
      <text:p text:style-name="Preformatted_20_Text"><text:span text:style-name="Source_20_Text">│ <text:s text:c="2"/>├── user-service/</text:span></text:p>
      <text:p text:style-name="Preformatted_20_Text"><text:span text:style-name="Source_20_Text">│ <text:s text:c="2"/>├── product-service/</text:span></text:p>
      <text:p text:style-name="Preformatted_20_Text"><text:span text:style-name="Source_20_Text">│ <text:s text:c="2"/>├── purchase-service/</text:span></text:p>
      <text:p text:style-name="Preformatted_20_Text"><text:span text:style-name="Source_20_Text">│ <text:s text:c="2"/>└── message-service/</text:span></text:p>
      <text:p text:style-name="Preformatted_20_Text"><text:span text:style-name="Source_20_Text">└── frontend/</text:span></text:p>
      <text:p text:style-name="P12"><text:span text:style-name="Source_20_Text"><text:s text:c="4"/>└── reactnative-app/</text:span></text:p>
      <text:p text:style-name="Horizontal_20_Line"/>
      <text:h text:style-name="Heading_20_2" text:outline-level="2">🚀 Par quoi commencer ?</text:h>
      <text:p text:style-name="Text_20_body">Voici un plan logique :</text:p>
      <text:list text:style-name="L13">
        <text:list-item>
          <text:p text:style-name="P14">🔧 <text:span text:style-name="Strong_20_Emphasis">Créer </text:span><text:span text:style-name="Strong_20_Emphasis"><text:span text:style-name="Source_20_Text">discovery-service</text:span></text:span><text:span text:style-name="Strong_20_Emphasis"> (Eureka)</text:span> → pour l'enregistrement automatique des services</text:p>
        </text:list-item>
        <text:list-item>
          <text:p text:style-name="P14">🌐 <text:span text:style-name="Strong_20_Emphasis">Créer </text:span><text:span text:style-name="Strong_20_Emphasis"><text:span text:style-name="Source_20_Text">gateway-service</text:span></text:span> → toutes les requêtes front passent par lui</text:p>
        </text:list-item>
        <text:list-item>
          <text:p text:style-name="P14">👥 <text:span text:style-name="Strong_20_Emphasis">Créer </text:span><text:span text:style-name="Strong_20_Emphasis"><text:span text:style-name="Source_20_Text">user-service</text:span></text:span> → gérer l’inscription, login, JWT</text:p>
        </text:list-item>
        <text:list-item>
          <text:p text:style-name="P14">🛍️ <text:span text:style-name="Strong_20_Emphasis">Créer </text:span><text:span text:style-name="Strong_20_Emphasis"><text:span text:style-name="Source_20_Text">product-service</text:span></text:span> → liste des produits, angebots</text:p>
        </text:list-item>
        <text:list-item>
          <text:p text:style-name="P14"><text:soft-page-break/>📦 <text:span text:style-name="Strong_20_Emphasis">Créer </text:span><text:span text:style-name="Strong_20_Emphasis"><text:span text:style-name="Source_20_Text">purchase-service</text:span></text:span> → historique + calcul de quota</text:p>
        </text:list-item>
        <text:list-item>
          <text:p text:style-name="P14">📨 <text:span text:style-name="Strong_20_Emphasis">Créer </text:span><text:span text:style-name="Strong_20_Emphasis"><text:span text:style-name="Source_20_Text">message-service</text:span></text:span> → messages entre client et admin</text:p>
        </text:list-item>
      </text:list>
      <text:p text:style-name="Horizontal_20_Line"/>
      <text:p text:style-name="Text_20_body">Souhaites-tu commencer maintenant par :</text:p>
      <text:list text:style-name="L14">
        <text:list-item>
          <text:p text:style-name="P15"><text:span text:style-name="Strong_20_Emphasis">Créer </text:span><text:span text:style-name="Strong_20_Emphasis"><text:span text:style-name="Source_20_Text">user-service</text:span></text:span><text:span text:style-name="Strong_20_Emphasis"> avec login/signup + JWT ?</text:span></text:p>
        </text:list-item>
        <text:list-item>
          <text:p text:style-name="P15"><text:span text:style-name="Strong_20_Emphasis">Créer le </text:span><text:span text:style-name="Strong_20_Emphasis"><text:span text:style-name="Source_20_Text">gateway-service</text:span></text:span><text:span text:style-name="Strong_20_Emphasis"> de base (Spring Cloud Gateway) ?</text:span></text:p>
        </text:list-item>
        <text:list-item>
          <text:p text:style-name="P15">Ou <text:span text:style-name="Strong_20_Emphasis">tout initialiser avec un starter template</text:span> que je te prépare en zip ou GitHub structure ?</text:p>
        </text:list-item>
      </text:list>
      <text:p text:style-name="Text_20_body">Dis-moi et je te guide étape par étape.</text:p>
      <text:h text:style-name="Heading_20_2" text:outline-level="2">🧱 Exemple de contenu <text:span text:style-name="T1">components/</text:span><text:span text:style-name="Source_20_Text">Buttons.tsx</text:span></text:h>
      <text:p text:style-name="Text_20_body">Voici un exemple avec 3 boutons réutilisables :</text:p>
      <text:list text:style-name="L15">
        <text:list-item>
          <text:p text:style-name="P16">🔹 <text:span text:style-name="Source_20_Text">PrimaryButton</text:span> – bouton principal (ex: Login)</text:p>
        </text:list-item>
        <text:list-item>
          <text:p text:style-name="P16">⚪ <text:span text:style-name="Source_20_Text">OutlineButton</text:span> – bouton avec bord (ex: Sign up)</text:p>
        </text:list-item>
        <text:list-item>
          <text:p text:style-name="P16">🔗 <text:span text:style-name="Source_20_Text">TextButton</text:span> – lien simple (ex: Forgot password)</text:p>
        </text:list-item>
      </text:list>
      <text:p text:style-name="Text_20_body">Parfait Mael ✅ ! Tu veux que :</text:p>
      <text:list text:style-name="L16">
        <text:list-item>
          <text:p text:style-name="P17">L’écran <text:span text:style-name="Source_20_Text">login.tsx</text:span> soit affiché <text:span text:style-name="Strong_20_Emphasis">en premier au lancement de l’app</text:span></text:p>
        </text:list-item>
        <text:list-item>
          <text:p text:style-name="P17">L’écran <text:span text:style-name="Source_20_Text">HomeScreen</text:span> (dans <text:span text:style-name="Source_20_Text">(tabs)/index.tsx</text:span>) soit accessible <text:span text:style-name="Strong_20_Emphasis">uniquement si l’utilisateur est connecté</text:span></text:p>
        </text:list-item>
      </text:list>
      <text:p text:style-name="Text_20_body">👉 Comme tu utilises <text:span text:style-name="Strong_20_Emphasis">Expo Router</text:span>, voici <text:span text:style-name="Strong_20_Emphasis">comment faire ça proprement avec authentication context + redirection.</text:span></text:p>
      <text:p text:style-name="Horizontal_20_Line"/>
      <text:h text:style-name="Heading_20_2" text:outline-level="2">✅ Étapes à suivre</text:h>
      <text:p text:style-name="Horizontal_20_Line"/>
      <text:h text:style-name="Heading_20_3" text:outline-level="3">🧠 1. Créer un <text:span text:style-name="Source_20_Text">AuthContext</text:span> global</text:h>
      <text:p text:style-name="Text_20_body">📁 <text:span text:style-name="Source_20_Text">context/AuthContext.tsx</text:span></text:p>
      <text:p text:style-name="Preformatted_20_Text"><text:span text:style-name="Source_20_Text">import { createContext, useContext, useState, ReactNode } from 'react';</text:span></text:p>
      <text:p text:style-name="Preformatted_20_Text"/>
      <text:p text:style-name="Preformatted_20_Text"><text:span text:style-name="Source_20_Text">type User = { email: string } | null;</text:span></text:p>
      <text:p text:style-name="Preformatted_20_Text"/>
      <text:p text:style-name="Preformatted_20_Text"><text:span text:style-name="Source_20_Text">const AuthContext = createContext&lt;{</text:span></text:p>
      <text:p text:style-name="Preformatted_20_Text"><text:span text:style-name="Source_20_Text"><text:s text:c="2"/>user: User;</text:span></text:p>
      <text:p text:style-name="Preformatted_20_Text"><text:span text:style-name="Source_20_Text"><text:s text:c="2"/>login: (user: User) =&gt; void;</text:span></text:p>
      <text:p text:style-name="Preformatted_20_Text"><text:span text:style-name="Source_20_Text"><text:s text:c="2"/>logout: () =&gt; void;</text:span></text:p>
      <text:p text:style-name="Preformatted_20_Text"><text:span text:style-name="Source_20_Text">}&gt;({</text:span></text:p>
      <text:p text:style-name="Preformatted_20_Text"><text:span text:style-name="Source_20_Text"><text:s text:c="2"/>user: null,</text:span></text:p>
      <text:p text:style-name="Preformatted_20_Text"><text:span text:style-name="Source_20_Text"><text:s text:c="2"/>login: () =&gt; {},</text:span></text:p>
      <text:p text:style-name="Preformatted_20_Text"><text:span text:style-name="Source_20_Text"><text:s text:c="2"/>logout: () =&gt; {},</text:span></text:p>
      <text:p text:style-name="Preformatted_20_Text"><text:span text:style-name="Source_20_Text">});</text:span></text:p>
      <text:p text:style-name="Preformatted_20_Text"><text:soft-page-break/></text:p>
      <text:p text:style-name="Preformatted_20_Text"><text:span text:style-name="Source_20_Text">export const AuthProvider = ({ children }: { children: ReactNode }) =&gt; {</text:span></text:p>
      <text:p text:style-name="Preformatted_20_Text"><text:span text:style-name="Source_20_Text"><text:s text:c="2"/>const [user, setUser] = useState&lt;User&gt;(null);</text:span></text:p>
      <text:p text:style-name="Preformatted_20_Text"/>
      <text:p text:style-name="Preformatted_20_Text"><text:span text:style-name="Source_20_Text"><text:s text:c="2"/>const login = (user: User) =&gt; setUser(user);</text:span></text:p>
      <text:p text:style-name="Preformatted_20_Text"><text:span text:style-name="Source_20_Text"><text:s text:c="2"/>const logout = () =&gt; setUser(null);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AuthContext.Provider value={{ user, login, logout }}&gt;</text:span></text:p>
      <text:p text:style-name="Preformatted_20_Text"><text:span text:style-name="Source_20_Text"><text:s text:c="6"/>{children}</text:span></text:p>
      <text:p text:style-name="Preformatted_20_Text"><text:span text:style-name="Source_20_Text"><text:s text:c="4"/>&lt;/AuthContext.Provider&gt;</text:span></text:p>
      <text:p text:style-name="Preformatted_20_Text"><text:span text:style-name="Source_20_Text"><text:s text:c="2"/>);</text:span></text:p>
      <text:p text:style-name="Preformatted_20_Text"><text:span text:style-name="Source_20_Text">};</text:span></text:p>
      <text:p text:style-name="Preformatted_20_Text"/>
      <text:p text:style-name="P12"><text:span text:style-name="Source_20_Text">export const useAuth = () =&gt; useContext(AuthContext);</text:span></text:p>
      <text:p text:style-name="Horizontal_20_Line"/>
      <text:h text:style-name="Heading_20_3" text:outline-level="3">🔧 2. Appliquer le contexte global dans <text:span text:style-name="Source_20_Text">app/_layout.tsx</text:span></text:h>
      <text:p text:style-name="Preformatted_20_Text"><text:span text:style-name="Source_20_Text">import { Slot } from 'expo-router';</text:span></text:p>
      <text:p text:style-name="Preformatted_20_Text"><text:span text:style-name="Source_20_Text">import { AuthProvider } from '../context/AuthContext';</text:span></text:p>
      <text:p text:style-name="Preformatted_20_Text"/>
      <text:p text:style-name="Preformatted_20_Text"><text:span text:style-name="Source_20_Text">export default function Layout() {</text:span></text:p>
      <text:p text:style-name="Preformatted_20_Text"><text:span text:style-name="Source_20_Text"><text:s text:c="2"/>return (</text:span></text:p>
      <text:p text:style-name="Preformatted_20_Text"><text:span text:style-name="Source_20_Text"><text:s text:c="4"/>&lt;AuthProvider&gt;</text:span></text:p>
      <text:p text:style-name="Preformatted_20_Text"><text:span text:style-name="Source_20_Text"><text:s text:c="6"/>&lt;Slot /&gt;</text:span></text:p>
      <text:p text:style-name="Preformatted_20_Text"><text:span text:style-name="Source_20_Text"><text:s text:c="4"/>&lt;/AuthProvider&gt;</text:span></text:p>
      <text:p text:style-name="Preformatted_20_Text"><text:span text:style-name="Source_20_Text"><text:s text:c="2"/>);</text:span></text:p>
      <text:p text:style-name="P12"><text:span text:style-name="Source_20_Text">}</text:span></text:p>
      <text:p text:style-name="Horizontal_20_Line"/>
      <text:h text:style-name="Heading_20_3" text:outline-level="3">📲 3. Protéger la page <text:span text:style-name="Source_20_Text">app/(tabs)/index.tsx</text:span></text:h>
      <text:p text:style-name="Preformatted_20_Text"><text:span text:style-name="Source_20_Text">import { useRouter } from 'expo-router';</text:span></text:p>
      <text:p text:style-name="Preformatted_20_Text"><text:span text:style-name="Source_20_Text">import { useEffect } from 'react';</text:span></text:p>
      <text:p text:style-name="Preformatted_20_Text"><text:span text:style-name="Source_20_Text">import { useAuth } from '@/context/AuthContext';</text:span></text:p>
      <text:p text:style-name="Preformatted_20_Text"><text:span text:style-name="Source_20_Text">import HomeScreen from '@/screens/HomeScreen';</text:span></text:p>
      <text:p text:style-name="Preformatted_20_Text"/>
      <text:p text:style-name="Preformatted_20_Text"><text:span text:style-name="Source_20_Text">export default function Index() {</text:span></text:p>
      <text:p text:style-name="Preformatted_20_Text"><text:span text:style-name="Source_20_Text"><text:s text:c="2"/>const { user } = useAuth();</text:span></text:p>
      <text:p text:style-name="Preformatted_20_Text"><text:span text:style-name="Source_20_Text"><text:s text:c="2"/>const router = useRouter();</text:span></text:p>
      <text:p text:style-name="Preformatted_20_Text"/>
      <text:p text:style-name="Preformatted_20_Text"><text:span text:style-name="Source_20_Text"><text:s text:c="2"/>useEffect(() =&gt; {</text:span></text:p>
      <text:p text:style-name="Preformatted_20_Text"><text:span text:style-name="Source_20_Text"><text:s text:c="4"/>if (!user) {</text:span></text:p>
      <text:p text:style-name="Preformatted_20_Text"><text:span text:style-name="Source_20_Text"><text:s text:c="6"/>router.replace('/login'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 [user]);</text:span></text:p>
      <text:p text:style-name="Preformatted_20_Text"/>
      <text:p text:style-name="Preformatted_20_Text"><text:span text:style-name="Source_20_Text"><text:s text:c="2"/>if (!user) return null; // empêche l'affichage temporaire</text:span></text:p>
      <text:p text:style-name="Preformatted_20_Text"/>
      <text:p text:style-name="Preformatted_20_Text"><text:span text:style-name="Source_20_Text"><text:s text:c="2"/>return &lt;HomeScreen /&gt;;</text:span></text:p>
      <text:p text:style-name="P12"><text:span text:style-name="Source_20_Text">}</text:span></text:p>
      <text:p text:style-name="Horizontal_20_Line"/>
      <text:h text:style-name="Heading_20_3" text:outline-level="3">✅ 4. Dans <text:span text:style-name="Source_20_Text">app/login.tsx</text:span>, connecter l’utilisateur</text:h>
      <text:p text:style-name="Preformatted_20_Text"><text:span text:style-name="Source_20_Text">import { useAuth } from '@/context/AuthContext';</text:span></text:p>
      <text:p text:style-name="Preformatted_20_Text"><text:span text:style-name="Source_20_Text">import { router } from 'expo-router';</text:span></text:p>
      <text:p text:style-name="Preformatted_20_Text"><text:soft-page-break/><text:span text:style-name="Source_20_Text">import LoginForm from '@/components/LoginForm';</text:span></text:p>
      <text:p text:style-name="Preformatted_20_Text"/>
      <text:p text:style-name="Preformatted_20_Text"><text:span text:style-name="Source_20_Text">export default function LoginScreen() {</text:span></text:p>
      <text:p text:style-name="Preformatted_20_Text"><text:span text:style-name="Source_20_Text"><text:s text:c="2"/>const { login } = useAuth();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LoginForm</text:span></text:p>
      <text:p text:style-name="Preformatted_20_Text"><text:span text:style-name="Source_20_Text"><text:s text:c="6"/>onSubmit={(values) =&gt; {</text:span></text:p>
      <text:p text:style-name="Preformatted_20_Text"><text:span text:style-name="Source_20_Text"><text:s text:c="8"/>// TODO: vérifier avec API Spring Boot</text:span></text:p>
      <text:p text:style-name="Preformatted_20_Text"><text:span text:style-name="Source_20_Text"><text:s text:c="8"/>login({ email: values.email }); // simule login</text:span></text:p>
      <text:p text:style-name="Preformatted_20_Text"><text:span text:style-name="Source_20_Text"><text:s text:c="8"/>router.replace('/(tabs)/index');</text:span></text:p>
      <text:p text:style-name="Preformatted_20_Text"><text:span text:style-name="Source_20_Text"><text:s text:c="6"/>}}</text:span></text:p>
      <text:p text:style-name="Preformatted_20_Text"><text:span text:style-name="Source_20_Text"><text:s text:c="4"/>/&gt;</text:span></text:p>
      <text:p text:style-name="Preformatted_20_Text"><text:span text:style-name="Source_20_Text"><text:s text:c="2"/>);</text:span></text:p>
      <text:p text:style-name="P12"><text:span text:style-name="Source_20_Text">}</text:span></text:p>
      <text:p text:style-name="Horizontal_20_Line"/>
      <text:h text:style-name="Heading_20_2" text:outline-level="2">🎯 Résultat</text:h>
      <text:list text:style-name="L17">
        <text:list-item>
          <text:p text:style-name="P18">L’utilisateur voit <text:span text:style-name="Strong_20_Emphasis"><text:span text:style-name="Source_20_Text">/login</text:span></text:span><text:span text:style-name="Strong_20_Emphasis"> au lancement</text:span></text:p>
        </text:list-item>
        <text:list-item>
          <text:p text:style-name="P18">S’il est connecté, il est redirigé vers <text:span text:style-name="Source_20_Text">/(tabs)/index.tsx</text:span> (= HomeScreen)</text:p>
        </text:list-item>
        <text:list-item>
          <text:p text:style-name="P18">Toutes les pages dans <text:span text:style-name="Source_20_Text">(tabs)/</text:span> deviennent protégées</text:p>
        </text:list-item>
      </text:list>
      <text:p text:style-name="Horizontal_20_Line"/>
      <text:p text:style-name="Text_20_body">Souhaites-tu que :</text:p>
      <text:list text:style-name="L18">
        <text:list-item>
          <text:p text:style-name="P19">je t’aide à intégrer <text:span text:style-name="Strong_20_Emphasis">AsyncStorage</text:span> pour garder la session active ?</text:p>
        </text:list-item>
        <text:list-item>
          <text:p text:style-name="P19">ajouter un bouton <text:span text:style-name="Strong_20_Emphasis">logout</text:span> dans l’app ?</text:p>
        </text:list-item>
        <text:list-item>
          <text:p text:style-name="P19">faire un test réel avec Spring Boot JWT ?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9:34:28.714848248</meta:creation-date>
    <dc:date>2025-06-22T20:38:33.426680041</dc:date>
    <meta:editing-duration>PT1H4M6S</meta:editing-duration>
    <meta:editing-cycles>4</meta:editing-cycles>
    <meta:generator>LibreOffice/24.8.7.2$Linux_X86_64 LibreOffice_project/f4f281f562fb585d46b0af5755dfe1eb6adc047f</meta:generator>
    <meta:document-statistic meta:table-count="3" meta:image-count="0" meta:object-count="0" meta:page-count="7" meta:paragraph-count="226" meta:word-count="1219" meta:character-count="8191" meta:non-whitespace-character-count="6860"/>
  </office:meta>
</office:document-meta>
</file>